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75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122.26pt"/>
    </style:style>
    <style:style style:name="co5" style:family="table-column">
      <style:table-column-properties fo:break-before="auto" style:column-width="210.76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425.25pt"/>
    </style:style>
    <style:style style:name="co8" style:family="table-column">
      <style:table-column-properties fo:break-before="auto" style:column-width="219pt"/>
    </style:style>
    <style:style style:name="co9" style:family="table-column">
      <style:table-column-properties fo:break-before="auto" style:column-width="281.25pt"/>
    </style:style>
    <style:style style:name="co10" style:family="table-column">
      <style:table-column-properties fo:break-before="auto" style:column-width="81.0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55.3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ro5" style:family="table-row">
      <style:table-row-properties style:row-height="28.35pt" fo:break-before="auto" style:use-optimal-row-height="true"/>
    </style:style>
    <style:style style:name="ro6" style:family="table-row">
      <style:table-row-properties style:row-height="41.75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PageStyle_5f_History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 style:data-style-name="N10156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A1]=&quot;HEAD&quot;)" style:apply-style-name="ConditionalStyle_5f_4" style:base-cell-address="Tests.A1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]=&quot;HEAD&quot;)" style:apply-style-name="ConditionalStyle_5f_4" style:base-cell-address="Tests.A1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5]=&quot;HEAD&quot;)" style:apply-style-name="ConditionalStyle_5f_4" style:base-cell-address="Tests.A15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7]=&quot;HEAD&quot;)" style:apply-style-name="ConditionalStyle_5f_4" style:base-cell-address="Tests.A17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8]=&quot;HEAD&quot;)" style:apply-style-name="ConditionalStyle_5f_4" style:base-cell-address="Tests.A18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8]=&quot;HEAD&quot;)" style:apply-style-name="ConditionalStyle_5f_4" style:base-cell-address="Tests.A18"/>
    </style:style>
    <style:style style:name="ce10" style:family="table-cell" style:parent-style-name="Default" style:data-style-name="N100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A1]=&quot;HEAD&quot;)" style:apply-style-name="ConditionalStyle_5f_4" style:base-cell-address="Tests.A1"/>
    </style:style>
    <style:style style:name="ce11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]=&quot;HEAD&quot;)" style:apply-style-name="ConditionalStyle_5f_4" style:base-cell-address="Tests.A1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5]=&quot;HEAD&quot;)" style:apply-style-name="ConditionalStyle_5f_4" style:base-cell-address="Tests.A15"/>
    </style:style>
    <style:style style:name="ce1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7]=&quot;HEAD&quot;)" style:apply-style-name="ConditionalStyle_5f_4" style:base-cell-address="Tests.A17"/>
    </style:style>
    <style:style style:name="ce1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8]=&quot;HEAD&quot;)" style:apply-style-name="ConditionalStyle_5f_4" style:base-cell-address="Tests.A18"/>
    </style:style>
    <style:style style:name="ce1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8]=&quot;HEAD&quot;)" style:apply-style-name="ConditionalStyle_5f_4" style:base-cell-address="Tests.A18"/>
    </style:style>
    <style:style style:name="ce16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A1]=&quot;HEAD&quot;)" style:apply-style-name="ConditionalStyle_5f_4" style:base-cell-address="Tests.A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]=&quot;HEAD&quot;)" style:apply-style-name="ConditionalStyle_5f_4" style:base-cell-address="Tests.A1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5]=&quot;HEAD&quot;)" style:apply-style-name="ConditionalStyle_5f_4" style:base-cell-address="Tests.A15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7]=&quot;HEAD&quot;)" style:apply-style-name="ConditionalStyle_5f_4" style:base-cell-address="Tests.A17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8]=&quot;HEAD&quot;)" style:apply-style-name="ConditionalStyle_5f_4" style:base-cell-address="Tests.A18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8]=&quot;HEAD&quot;)" style:apply-style-name="ConditionalStyle_5f_4" style:base-cell-address="Tests.A18"/>
    </style:style>
    <style:style style:name="ce22" style:family="table-cell" style:parent-style-name="Default">
      <style:map style:condition="is-true-formula([.$A1]=&quot;HEAD&quot;)" style:apply-style-name="ConditionalStyle_5f_4" style:base-cell-address="Tests.A1"/>
    </style:style>
    <style:style style:name="ce23" style:family="table-cell" style:parent-style-name="Default">
      <style:table-cell-properties fo:border="0.06pt solid #000000"/>
      <style:map style:condition="is-true-formula([.$A1]=&quot;HEAD&quot;)" style:apply-style-name="ConditionalStyle_5f_4" style:base-cell-address="Tests.A1"/>
    </style:style>
    <style:style style:name="ce24" style:family="table-cell" style:parent-style-name="Default">
      <style:map style:condition="is-true-formula([.$A17]=&quot;HEAD&quot;)" style:apply-style-name="ConditionalStyle_5f_4" style:base-cell-address="Tests.A17"/>
    </style:style>
    <style:style style:name="ce25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A1]=&quot;HEAD&quot;)" style:apply-style-name="ConditionalStyle_5f_4" style:base-cell-address="Tests.A1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]=&quot;HEAD&quot;)" style:apply-style-name="ConditionalStyle_5f_4" style:base-cell-address="Tests.A1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7]=&quot;HEAD&quot;)" style:apply-style-name="ConditionalStyle_5f_4" style:base-cell-address="Tests.A17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8]=&quot;HEAD&quot;)" style:apply-style-name="ConditionalStyle_5f_4" style:base-cell-address="Tests.A18"/>
    </style:style>
    <style:style style:name="ce29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A1]=&quot;HEAD&quot;)" style:apply-style-name="ConditionalStyle_5f_4" style:base-cell-address="Tests.A1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]=&quot;HEAD&quot;)" style:apply-style-name="ConditionalStyle_5f_4" style:base-cell-address="Tests.A1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7]=&quot;HEAD&quot;)" style:apply-style-name="ConditionalStyle_5f_4" style:base-cell-address="Tests.A17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8]=&quot;HEAD&quot;)" style:apply-style-name="ConditionalStyle_5f_4" style:base-cell-address="Tests.A18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isto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Reason for change</text:p>
          </table:table-cell>
          <table:table-cell table:style-name="ce1" office:value-type="string" calcext:value-type="string">
            <text:p>Chang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1</text:p>
          </table:table-cell>
          <table:table-cell table:style-name="ce3" office:value-type="string" calcext:value-type="string">
            <text:p>13/5/17</text:p>
          </table:table-cell>
          <table:table-cell table:style-name="ce2" office:value-type="string" calcext:value-type="string">
            <text:p>RMO</text:p>
          </table:table-cell>
          <table:table-cell table:style-name="ce2" office:value-type="string" calcext:value-type="string">
            <text:p>Initial version</text:p>
          </table:table-cell>
          <table:table-cell table:style-name="ce2" office:value-type="string" calcext:value-type="string">
            <text:p>Creation</text:p>
          </table:table-cell>
          <table:table-cell table:number-columns-repeated="1019"/>
        </table:table-row>
        <table:table-row table:style-name="ro1" table:number-rows-repeated="11">
          <table:table-cell table:style-name="ce2" table:number-columns-repeated="5"/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" table:style-name="ta2">
        <office:forms form:automatic-focus="false" form:apply-design-mode="false"/>
        <table:table-column table:style-name="co6" table:default-cell-style-name="ce5"/>
        <table:table-column table:style-name="co6" table:default-cell-style-name="ce11"/>
        <table:table-column table:style-name="co7" table:default-cell-style-name="ce17"/>
        <table:table-column table:style-name="co8" table:default-cell-style-name="ce17"/>
        <table:table-column table:style-name="co9" table:default-cell-style-name="ce26"/>
        <table:table-column table:style-name="co6" table:default-cell-style-name="ce30"/>
        <table:table-column table:style-name="co10" table:number-columns-repeated="1018" table:default-cell-style-name="ce33"/>
        <table:table-row table:style-name="ro1">
          <table:table-cell table:style-name="ce4" office:value-type="string" calcext:value-type="string">
            <text:p>Type</text:p>
          </table:table-cell>
          <table:table-cell table:style-name="ce10" office:value-type="string" calcext:value-type="string">
            <text:p>Id</text:p>
          </table:table-cell>
          <table:table-cell table:style-name="ce16" office:value-type="string" calcext:value-type="string">
            <text:p>Test action</text:p>
          </table:table-cell>
          <table:table-cell table:style-name="ce16" office:value-type="string" calcext:value-type="string">
            <text:p>Expected result</text:p>
          </table:table-cell>
          <table:table-cell table:style-name="ce25" office:value-type="string" calcext:value-type="string">
            <text:p>Observed result</text:p>
          </table:table-cell>
          <table:table-cell table:style-name="ce29" office:value-type="string" calcext:value-type="string">
            <text:p>Conclu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 overview</text:p>
          </table:table-cell>
          <table:table-cell table:style-name="ce22"/>
          <table:table-cell table:number-columns-repeated="1020"/>
        </table:table-row>
        <table:table-row table:style-name="ro2">
          <table:table-cell office:value-type="string" calcext:value-type="string">
            <text:p>INFO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Matériel nécessaire : </text:p>
            <text:p>- chronomètre</text:p>
            <text:p>- table </text:p>
            <text:p>- pince coupante</text:p>
          </table:table-cell>
          <table:table-cell table:style-name="ce23"/>
          <table:table-cell table:number-columns-repeated="1020"/>
        </table:table-row>
        <table:table-row table:style-name="ro3">
          <table:table-cell office:value-type="string" calcext:value-type="string">
            <text:p>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setup</text:p>
          </table:table-cell>
          <table:table-cell table:style-name="ce23"/>
          <table:table-cell table:number-columns-repeated="1020"/>
        </table:table-row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crire Nom des testeurs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crire Date de test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crire Emplacement de test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CTION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crire le numéro de série du système utilisé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crire version logicielle utilisée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EA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EST DE MOBILITÉ DE LA TABLE</text:p>
          </table:table-cell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CTION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Démarrer la table et la passer en mode opérationnel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ST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Pousser le joystick à gauche jusqu’à la fin du mouvement</text:p>
          </table:table-cell>
          <table:table-cell office:value-type="string" calcext:value-type="string">
            <text:p>La table est en butée mécanique à gauche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EST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Démarrer le chronomètre. Pousser le joystick à droite jusqu’à la fin du mouvement. Arrêter le chronomètre.</text:p>
          </table:table-cell>
          <table:table-cell office:value-type="string" calcext:value-type="string">
            <text:p>La table est en butée mécanique à droite. Le chrono indique entre 6 et 6.4 seconde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EA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EST D’ARRÊT D’URGENCE</text:p>
          </table:table-cell>
          <table:table-cell table:style-name="ce22"/>
          <table:table-cell table:number-columns-repeated="1020"/>
        </table:table-row>
        <table:table-row table:style-name="ro5">
          <table:table-cell table:style-name="ce6" office:value-type="string" calcext:value-type="string">
            <text:p>ACTION</text:p>
          </table:table-cell>
          <table:table-cell table:style-name="ce12" office:value-type="string" calcext:value-type="string">
            <text:p>4.1</text:p>
          </table:table-cell>
          <table:table-cell table:style-name="ce18" office:value-type="string" calcext:value-type="string">
            <text:p>Démarrer la table et la passer en mode opérationnel. Pousser le joystick à gauche jusqu’à la fin du mouvement.</text:p>
          </table:table-cell>
          <table:table-cell table:style-name="ce18" office:value-type="string" calcext:value-type="string">
            <text:p>NA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ST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Pousser le joystick à droite. En cours de mouvement, appuyer sur le bouton d’arrêt d’urgence sans lâcher le joystick.</text:p>
          </table:table-cell>
          <table:table-cell office:value-type="string" calcext:value-type="string">
            <text:p>La table s’arrête.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HEAD</text:p>
          </table:table-cell>
          <table:table-cell table:style-name="ce13" office:value-type="string" calcext:value-type="string">
            <text:p>5</text:p>
          </table:table-cell>
          <table:table-cell table:style-name="ce19" office:value-type="string" calcext:value-type="string">
            <text:p>TEST DE REDONDANCE</text:p>
          </table:table-cell>
          <table:table-cell table:style-name="ce24"/>
          <table:table-cell table:style-name="ce27"/>
          <table:table-cell table:style-name="ce31"/>
          <table:table-cell table:number-columns-repeated="1018"/>
        </table:table-row>
        <table:table-row table:style-name="ro5">
          <table:table-cell table:style-name="ce8" office:value-type="string" calcext:value-type="string">
            <text:p>ACTION</text:p>
          </table:table-cell>
          <table:table-cell table:style-name="ce14" office:value-type="string" calcext:value-type="string">
            <text:p>5.1</text:p>
          </table:table-cell>
          <table:table-cell table:style-name="ce20" office:value-type="string" calcext:value-type="string">
            <text:p>Démarrer la table et la passer en mode opérationnel. Pousser le joystick à gauche jusqu’à la fin du mouvement.</text:p>
          </table:table-cell>
          <table:table-cell table:style-name="ce20" office:value-type="string" calcext:value-type="string">
            <text:p>NA</text:p>
          </table:table-cell>
          <table:table-cell table:style-name="ce28"/>
          <table:table-cell table:style-name="ce32"/>
          <table:table-cell table:number-columns-repeated="1018"/>
        </table:table-row>
        <table:table-row table:style-name="ro5">
          <table:table-cell table:style-name="ce9" office:value-type="string" calcext:value-type="string">
            <text:p>TEST</text:p>
          </table:table-cell>
          <table:table-cell table:style-name="ce15" office:value-type="string" calcext:value-type="string">
            <text:p>5.2</text:p>
          </table:table-cell>
          <table:table-cell table:style-name="ce21" office:value-type="string" calcext:value-type="string">
            <text:p>Pousser le joystick à droite. En cours de mouvement, couper le fil du potentiomètre sans lâcher le joystick.</text:p>
          </table:table-cell>
          <table:table-cell table:style-name="ce21" office:value-type="string" calcext:value-type="string">
            <text:p>La table s’arrête.</text:p>
          </table:table-cell>
          <table:table-cell table:style-name="ce28"/>
          <table:table-cell table:style-name="ce32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7" table:number-rows-repeated="11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Tests.E19:Tests.F1048576 Tests.A10:Tests.D14 Tests.A19:Tests.D1048576 Tests.E10:Tests.F16 Tests.A16:Tests.D16 Tests.A1:Tests.F9">
            <calcext:condition calcext:apply-style-name="ConditionalStyle_4" calcext:value="formula-is([.$A1]=&quot;HEAD&quot;)" calcext:base-cell-address="Tests.A1"/>
          </calcext:conditional-format>
          <calcext:conditional-format calcext:target-range-address="Tests.E19:Tests.F1048576 Tests.E1:Tests.F16">
            <calcext:condition calcext:apply-style-name="ConditionalStyle_3" calcext:value="formula-is(OR([.$A1]=&quot;TEST&quot;;[.$A1]=&quot;ACTION&quot;))" calcext:base-cell-address="Tests.E1"/>
          </calcext:conditional-format>
          <calcext:conditional-format calcext:target-range-address="Tests.F19:Tests.F1048576 Tests.F1:Tests.F16">
            <calcext:condition calcext:apply-style-name="ConditionalStyle_2" calcext:value="=&quot;FAIL&quot;" calcext:base-cell-address="Tests.F1"/>
            <calcext:condition calcext:apply-style-name="ConditionalStyle_1" calcext:value="=&quot;PASS&quot;" calcext:base-cell-address="Tests.F1"/>
          </calcext:conditional-format>
          <calcext:conditional-format calcext:target-range-address="Tests.A15:Tests.D15">
            <calcext:condition calcext:apply-style-name="ConditionalStyle_4" calcext:value="formula-is([.$A15]=&quot;HEAD&quot;)" calcext:base-cell-address="Tests.A15"/>
          </calcext:conditional-format>
          <calcext:conditional-format calcext:target-range-address="Tests.A17:Tests.F17">
            <calcext:condition calcext:apply-style-name="ConditionalStyle_4" calcext:value="formula-is([.$A17]=&quot;HEAD&quot;)" calcext:base-cell-address="Tests.A17"/>
          </calcext:conditional-format>
          <calcext:conditional-format calcext:target-range-address="Tests.E17:Tests.F17">
            <calcext:condition calcext:apply-style-name="ConditionalStyle_3" calcext:value="formula-is(OR([.$A17]=&quot;TEST&quot;;[.$A17]=&quot;ACTION&quot;))" calcext:base-cell-address="Tests.E17"/>
          </calcext:conditional-format>
          <calcext:conditional-format calcext:target-range-address="Tests.F17:Tests.F17">
            <calcext:condition calcext:apply-style-name="ConditionalStyle_2" calcext:value="=&quot;FAIL&quot;" calcext:base-cell-address="Tests.F17"/>
            <calcext:condition calcext:apply-style-name="ConditionalStyle_1" calcext:value="=&quot;PASS&quot;" calcext:base-cell-address="Tests.F17"/>
          </calcext:conditional-format>
          <calcext:conditional-format calcext:target-range-address="Tests.E18:Tests.F19 Tests.A19:Tests.D19">
            <calcext:condition calcext:apply-style-name="ConditionalStyle_4" calcext:value="formula-is([.$A18]=&quot;HEAD&quot;)" calcext:base-cell-address="Tests.A18"/>
          </calcext:conditional-format>
          <calcext:conditional-format calcext:target-range-address="Tests.E18:Tests.F19">
            <calcext:condition calcext:apply-style-name="ConditionalStyle_3" calcext:value="formula-is(OR([.$A18]=&quot;TEST&quot;;[.$A18]=&quot;ACTION&quot;))" calcext:base-cell-address="Tests.E18"/>
          </calcext:conditional-format>
          <calcext:conditional-format calcext:target-range-address="Tests.F18:Tests.F19">
            <calcext:condition calcext:apply-style-name="ConditionalStyle_2" calcext:value="=&quot;FAIL&quot;" calcext:base-cell-address="Tests.F18"/>
            <calcext:condition calcext:apply-style-name="ConditionalStyle_1" calcext:value="=&quot;PASS&quot;" calcext:base-cell-address="Tests.F18"/>
          </calcext:conditional-format>
          <calcext:conditional-format calcext:target-range-address="Tests.A18:Tests.D18">
            <calcext:condition calcext:apply-style-name="ConditionalStyle_4" calcext:value="formula-is([.$A18]=&quot;HEAD&quot;)" calcext:base-cell-address="Tests.A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6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56" number:language="en" number:country="US">
      <number:text-content/>
      <style:map style:condition="value()&lt;=1.79769313486232E+308" style:apply-style-name="N10156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4" style:display-name="ConditionalStyle_4" style:family="table-cell" style:parent-style-name="Default">
      <style:table-cell-properties fo:background-color="#b7dee8"/>
    </style:style>
    <style:style style:name="ConditionalStyle_5f_3" style:display-name="ConditionalStyle_3" style:family="table-cell" style:parent-style-name="Default">
      <style:table-cell-properties fo:background-color="#fcd5b5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/00/0000</text:date>, <text:time style:data-style-name="N2" text:time-value="14:47:48.088365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istory" style:display-name="PageStyle_Hist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8-07-05T15:07:12.545432234</dc:date>
    <meta:editing-duration>PT16M11S</meta:editing-duration>
    <meta:generator>LibreOffice/5.1.6.2$Linux_X86_64 LibreOffice_project/10m0$Build-2</meta:generator>
    <meta:editing-cycles>4</meta:editing-cycles>
    <meta:document-statistic meta:table-count="2" meta:cell-count="8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